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628.9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178.6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4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83pt" draw:z-index="4" draw:style-name="gr3" draw:text-style-name="P3" svg:width="39.74pt" svg:height="15.05pt" svg:x="22.08pt" svg:y="21.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03pt" draw:z-index="5" draw:style-name="gr3" draw:text-style-name="P3" svg:width="39.49pt" svg:height="15.05pt" svg:x="64.26pt" svg:y="18.4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7">00/00/0000</text:date>, <text:time style:data-style-name="N2" text:time-value="12:27:45.0722765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17T12:55:44.928886655</dc:date>
    <meta:editing-duration>P77DT7H1M48S</meta:editing-duration>
    <meta:editing-cycles>3058</meta:editing-cycles>
    <meta:generator>LibreOffice/5.1.6.2$Linux_X86_64 LibreOffice_project/10m0$Build-2</meta:generator>
    <meta:document-statistic meta:table-count="3" meta:cell-count="53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